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1F000002F7D12B4D8D3F49C8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c5f6" officeooo:paragraph-rsid="000bc5f6"/>
    </style:style>
    <style:style style:name="P2" style:family="paragraph" style:parent-style-name="Standard">
      <style:text-properties officeooo:rsid="000e1fcf" officeooo:paragraph-rsid="000e1fcf"/>
    </style:style>
    <style:style style:name="T1" style:family="text">
      <style:text-properties officeooo:rsid="000f98d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8.234cm" draw:z-index="0"><draw:image xlink:href="Pictures/100000000000061F000002F7D12B4D8D3F49C8AE.png" xlink:type="simple" xlink:show="embed" xlink:actuate="onLoad"/></draw:frame>Cronbach alfa</text:p>
      <text:p text:style-name="P1"/>
      <text:p text:style-name="P2">Correlation matrix →<text:span text:style-name="T1"> Read m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8:14:35.758292193</meta:creation-date>
    <dc:date>2020-10-19T18:23:58.823415453</dc:date>
    <meta:editing-duration>PT7M59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7" meta:character-count="43" meta:non-whitespace-character-count="38"/>
  </office:meta>
</office:document-meta>
</file>